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fc0a" officeooo:paragraph-rsid="001cfc0a"/>
    </style:style>
    <style:style style:name="P2" style:family="paragraph" style:parent-style-name="Standard" style:list-style-name="L1">
      <style:text-properties officeooo:rsid="001cfc0a" officeooo:paragraph-rsid="001cfc0a"/>
    </style:style>
    <style:style style:name="P3" style:family="paragraph" style:parent-style-name="Standard" style:list-style-name="L1">
      <style:text-properties officeooo:rsid="001cfc0a" officeooo:paragraph-rsid="001f162d"/>
    </style:style>
    <style:style style:name="P4" style:family="paragraph" style:parent-style-name="Standard" style:list-style-name="L2">
      <style:text-properties officeooo:rsid="001cfc0a" officeooo:paragraph-rsid="001cfc0a"/>
    </style:style>
    <style:style style:name="P5" style:family="paragraph" style:parent-style-name="Standard">
      <style:text-properties style:text-underline-style="solid" style:text-underline-width="auto" style:text-underline-color="font-color" officeooo:rsid="0020d568" officeooo:paragraph-rsid="0020d568"/>
    </style:style>
    <style:style style:name="P6" style:family="paragraph" style:parent-style-name="Standard" style:list-style-name="L3">
      <style:text-properties style:text-underline-style="none" officeooo:rsid="0020d568" officeooo:paragraph-rsid="0020d568"/>
    </style:style>
    <style:style style:name="P7" style:family="paragraph" style:parent-style-name="Standard">
      <style:text-properties style:text-underline-style="none" officeooo:rsid="0020d568" officeooo:paragraph-rsid="0020d568"/>
    </style:style>
    <style:style style:name="P8" style:family="paragraph" style:parent-style-name="Standard">
      <style:text-properties style:text-underline-style="solid" style:text-underline-width="auto" style:text-underline-color="font-color" officeooo:rsid="0022793b" officeooo:paragraph-rsid="0022793b"/>
    </style:style>
    <style:style style:name="P9" style:family="paragraph" style:parent-style-name="Standard" style:list-style-name="L4">
      <style:text-properties style:text-underline-style="none" officeooo:rsid="0022793b" officeooo:paragraph-rsid="0022793b"/>
    </style:style>
    <style:style style:name="P10" style:family="paragraph" style:parent-style-name="Standard">
      <style:text-properties style:text-underline-style="none" officeooo:rsid="0022793b" officeooo:paragraph-rsid="0022793b"/>
    </style:style>
    <style:style style:name="P11" style:family="paragraph" style:parent-style-name="Standard" style:list-style-name="L5">
      <style:text-properties style:text-underline-style="none" officeooo:rsid="0022793b" officeooo:paragraph-rsid="0022793b"/>
    </style:style>
    <style:style style:name="P12" style:family="paragraph" style:parent-style-name="Standard" style:list-style-name="L5">
      <style:text-properties style:text-underline-style="none" officeooo:rsid="0023af5e" officeooo:paragraph-rsid="0023af5e"/>
    </style:style>
    <style:style style:name="P13" style:family="paragraph" style:parent-style-name="Standard">
      <style:text-properties style:text-underline-style="none" officeooo:rsid="0023af5e" officeooo:paragraph-rsid="0023af5e"/>
    </style:style>
    <style:style style:name="P14" style:family="paragraph" style:parent-style-name="Standard">
      <style:text-properties style:text-underline-style="solid" style:text-underline-width="auto" style:text-underline-color="font-color" officeooo:rsid="002636ff" officeooo:paragraph-rsid="002636ff"/>
    </style:style>
    <style:style style:name="P15" style:family="paragraph" style:parent-style-name="Standard" style:list-style-name="L6">
      <style:text-properties style:text-underline-style="none" officeooo:rsid="002636ff" officeooo:paragraph-rsid="002636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k the following in order of reliability (best first):</text:p>
      <text:list text:style-name="L1">
        <text:list-item>
          <text:p text:style-name="P2">An Oxford university professor – world expect on subject</text:p>
        </text:list-item>
        <text:list-item>
          <text:p text:style-name="P3">Read it on the ‘New Scientist’ website</text:p>
        </text:list-item>
        <text:list-item>
          <text:p text:style-name="P2">A university professor</text:p>
        </text:list-item>
        <text:list-item>
          <text:p text:style-name="P2">A teacher</text:p>
        </text:list-item>
        <text:list-item>
          <text:p text:style-name="P2">Saw it on the BBC</text:p>
        </text:list-item>
      </text:list>
      <text:list text:style-name="L2">
        <text:list-item>
          <text:p text:style-name="P4">Read it in ‘The Times’</text:p>
        </text:list-item>
        <text:list-item>
          <text:p text:style-name="P4">Read it in the ‘Daily Star’</text:p>
        </text:list-item>
        <text:list-item>
          <text:p text:style-name="P4">Read it on the internet</text:p>
        </text:list-item>
        <text:list-item>
          <text:p text:style-name="P4">My mate told me</text:p>
        </text:list-item>
      </text:list>
      <text:p text:style-name="P1"/>
      <text:p text:style-name="P5">Key traits of reliable websites:</text:p>
      <text:list text:style-name="L3">
        <text:list-item>
          <text:p text:style-name="P6">Credibility – authored by experts or reputable organisations</text:p>
        </text:list-item>
        <text:list-item>
          <text:p text:style-name="P6">Accuracy – information is well-researched, verifiable, and free from factual errors</text:p>
        </text:list-item>
        <text:list-item>
          <text:p text:style-name="P6">Objectivity – neutral and unbiased presentation of facts</text:p>
        </text:list-item>
        <text:list-item>
          <text:p text:style-name="P6">Currency – recently published or frequently updated content</text:p>
        </text:list-item>
        <text:list-item>
          <text:p text:style-name="P6">Transparency – clear about authorship, funding, and sources of information</text:p>
        </text:list-item>
      </text:list>
      <text:p text:style-name="P7"/>
      <text:p text:style-name="P8">Different types of online sources:</text:p>
      <text:list text:style-name="L4">
        <text:list-item>
          <text:p text:style-name="P9">Primary sources – original research, data, or first-hand information</text:p>
        </text:list-item>
        <text:list-item>
          <text:p text:style-name="P9">Secondary sources – analysis or interpretation of primary resources (e.g., reviews, essays)</text:p>
        </text:list-item>
        <text:list-item>
          <text:p text:style-name="P9">Tertiary sources – summarisations of secondary sources (e.g., encyclopedias)</text:p>
        </text:list-item>
        <text:list-item>
          <text:p text:style-name="P9">Blogs and opinion pieces – may reflect personal views but lack scholarly backing</text:p>
        </text:list-item>
      </text:list>
      <text:p text:style-name="P10"/>
      <text:p text:style-name="P8">Signs of unreliable websites:</text:p>
      <text:list text:style-name="L5">
        <text:list-item>
          <text:p text:style-name="P11">Lack of author information – no author or credentials provided</text:p>
        </text:list-item>
        <text:list-item>
          <text:p text:style-name="P11">Outdated content – old or not regularly updated</text:p>
        </text:list-item>
        <text:list-item>
          <text:p text:style-name="P12">Bias and propaganda – one-sided arguments or extreme opinions</text:p>
        </text:list-item>
      </text:list>
      <text:p text:style-name="P13"/>
      <text:p text:style-name="P14">Ensuring you use reliable sources checklist:</text:p>
      <text:list text:style-name="L6">
        <text:list-item>
          <text:p text:style-name="P15">Does the site use HTTP or HTTPS</text:p>
        </text:list-item>
        <text:list-item>
          <text:p text:style-name="P15">Use the CRAAP (Currency, Relevance, Authority, Accuracy, Purpose) test</text:p>
        </text:list-item>
        <text:list-item>
          <text:p text:style-name="P15">Does the site use correct spelling and gramma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55:58.419630156</meta:creation-date>
    <meta:generator>LibreOffice/25.2.5.2$Linux_X86_64 LibreOffice_project/fb4792146257752f54eab576deb869869b108571</meta:generator>
    <dc:date>2025-09-11T09:09:22.120789114</dc:date>
    <meta:editing-duration>PT26M6S</meta:editing-duration>
    <meta:editing-cycles>6</meta:editing-cycles>
    <meta:document-statistic meta:table-count="0" meta:image-count="0" meta:object-count="0" meta:page-count="1" meta:paragraph-count="29" meta:word-count="225" meta:character-count="1412" meta:non-whitespace-character-count="1227"/>
  </office:meta>
</office:document-meta>
</file>